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Heading_20_1">
      <style:text-properties officeooo:rsid="00010ed0" officeooo:paragraph-rsid="00010ed0"/>
    </style:style>
    <style:style style:name="P15" style:family="paragraph" style:parent-style-name="Heading_20_1">
      <style:text-properties officeooo:rsid="003c9ea0" officeooo:paragraph-rsid="003c9ea0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3e35ec"/>
    </style:style>
    <style:style style:name="T9" style:family="text">
      <style:text-properties officeooo:rsid="004562f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8ec02" style:font-style-asian="normal" style:font-style-complex="normal"/>
    </style:style>
    <style:style style:name="T13" style:family="text">
      <style:text-properties fo:font-style="normal" officeooo:rsid="0049da8e" style:font-style-asian="normal" style:font-style-complex="normal"/>
    </style:style>
    <style:style style:name="T14" style:family="text">
      <style:text-properties fo:font-style="normal" officeooo:rsid="004a9b08" style:font-style-asian="normal" style:font-style-complex="normal"/>
    </style:style>
    <style:style style:name="T15" style:family="text">
      <style:text-properties officeooo:rsid="004af182"/>
    </style:style>
    <style:style style:name="T16" style:family="text">
      <style:text-properties officeooo:rsid="004c8394"/>
    </style:style>
    <style:style style:name="T17" style:family="text">
      <style:text-properties officeooo:rsid="0050fbb7"/>
    </style:style>
    <style:style style:name="T18" style:family="text">
      <style:text-properties officeooo:rsid="0051dc90"/>
    </style:style>
    <style:style style:name="T19" style:family="text">
      <style:text-properties officeooo:rsid="0051e6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Ziel</text:h>
      <text:p text:style-name="P6">Einfaches Web-Backend für Autos</text:p>
      <text:h text:style-name="Heading_20_1" text:outline-level="1">TODO</text:h>
      <text:p text:style-name="P7">Look for nice templates</text:p>
      <text:h text:style-name="P15" text:outline-level="1">Aufgaben</text:h>
      <text:p text:style-name="P13">Create 2 pages <text:span text:style-name="T19">Home (with car list), Contact<text:line-break/>-Do I need the router? Embedded in “Cars”?<text:line-break/>--Install vue-router</text:span></text:p>
      <text:p text:style-name="P12"/>
      <text:p text:style-name="P12">Vue Debugger einrichten<text:tab/><text:tab/><text:tab/><text:tab/><text:tab/><text:tab/><text:tab/><text:tab/><text:tab/><text:tab/><text:span text:style-name="T17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5">v</text:span><text:line-break/>-Only Packages must be changed?<text:line-break/>-<text:span text:style-name="T10">java.sql.SQLFeatureNotSupportedException: Die Methode org.postgresql.jdbc.PgConnection.createClob() ist noch nicht implementiert.<text:line-break/></text:span><text:span text:style-name="T11">→</text:span><text:span text:style-name="T12"> Re-Implementierung<text:tab/><text:tab/><text:tab/><text:tab/><text:tab/><text:tab/><text:tab/><text:tab/><text:tab/><text:tab/></text:span><text:span text:style-name="T14">v</text:span><text:span text:style-name="T12"><text:line-break/>-</text:span><text:span text:style-name="T13">Applikation scheint zu laufen, teste mit Postman</text:span></text:p>
      <text:p text:style-name="P9"/>
      <text:p text:style-name="P9">Server-Zeit wird jedes Mal wieder zurück gesetzt<text:line-break/>-<text:span text:style-name="T9">Timezone-Variable geändert, Änderung rückgängig gemacht → Jetzt läuft nix mehr!<text:line-break/>-Probiere Postgres aus!<text:line-break/>-Set up schema<text:line-break/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6">v</text:span></text:p>
      <text:p text:style-name="P5"/>
      <text:p text:style-name="P5"><text:soft-page-break/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/>
      <text:p text:style-name="P3"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6-29T18:58:56.224000000</dc:date>
    <meta:editing-duration>P10DT5H6M20S</meta:editing-duration>
    <meta:editing-cycles>58</meta:editing-cycles>
    <meta:document-statistic meta:table-count="0" meta:image-count="0" meta:object-count="0" meta:page-count="2" meta:paragraph-count="16" meta:word-count="249" meta:character-count="1837" meta:non-whitespace-character-count="1393"/>
  </office:meta>
</office:document-meta>
</file>